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f26" officeooo:paragraph-rsid="000f0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project’s file.. Riya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40:32.465716824</meta:creation-date>
    <dc:date>2018-05-10T16:42:35.682548112</dc:date>
    <meta:editing-duration>PT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6" meta:character-count="33" meta:non-whitespace-character-count="28"/>
  </office:meta>
</office:document-meta>
</file>